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Droid Sans Devanagari" svg:font-family="Droid Sans Devanagari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 style:font-family-generic="roman"/>
    <style:font-face style:name="Noto Serif CJK SC" svg:font-family="Noto Serif CJK SC" style:font-family-generic="roman"/>
    <style:font-face style:name="Arial" svg:font-family="Arial" style:font-family-generic="swiss"/>
    <style:font-face style:name="Bitstream Vera Sans" svg:font-family="Bitstream Vera Sans" style:font-family-generic="swiss"/>
    <style:font-face style:name="Droid Sans" svg:font-family="Droid Sans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0" style:family="paragraph" style:parent-style-name="Normal">
      <style:paragraph-properties style:tab-stop-distance="1.249cm" fo:widows="0" fo:orphans="0" fo:hyphenation-ladder-count="no-limit" text:number-lines="true"/>
      <style:text-properties fo:hyphenate="true" fo:hyphenation-remain-char-count="2" fo:hyphenation-push-char-count="2"/>
    </style:style>
    <style:style style:name="P25" style:family="paragraph" style:parent-style-name="Normal">
      <style:paragraph-properties fo:line-height="0.035cm" text:number-lines="true"/>
    </style:style>
    <style:style style:name="P26" style:family="paragraph" style:parent-style-name="Standard">
      <style:paragraph-properties text:number-lines="true"/>
      <style:text-properties style:font-name="Droid Sans" fo:font-size="7pt" fo:language="none" fo:country="none" style:font-size-asian="7pt" style:language-asian="none" style:country-asian="none" style:font-size-complex="7pt" style:language-complex="none" style:country-complex="none" fo:color="#7f007f"/>
    </style:style>
    <style:style style:name="P28" style:family="paragraph" style:parent-style-name="Table_20_Contents">
      <style:paragraph-properties fo:text-align="center" text:number-lines="true"/>
      <style:text-properties style:font-name="Droid Sans" fo:font-size="7pt" fo:font-weight="bold" fo:language="none" fo:country="none" style:font-size-asian="7pt" style:font-weight-asian="bold" style:language-asian="none" style:country-asian="none" style:font-size-complex="7pt" style:font-weight-complex="bold" style:language-complex="none" style:country-complex="none" fo:color="#7f007f"/>
    </style:style>
    <style:style style:name="P29" style:family="paragraph" style:parent-style-name="Table_20_Contents">
      <style:paragraph-properties fo:text-align="center" text:number-lines="true"/>
      <style:text-properties style:font-name="Droid Sans" fo:font-size="7pt" fo:language="none" fo:country="none" style:font-size-asian="7pt" style:language-asian="none" style:country-asian="none" style:font-size-complex="7pt" style:language-complex="none" style:country-complex="none" fo:color="#7f007f"/>
    </style:style>
    <style:style style:name="P30" style:family="paragraph" style:parent-style-name="Table_20_Contents">
      <style:paragraph-properties fo:text-align="center" text:number-lines="true"/>
      <style:text-properties style:font-name="Droid Sans" fo:font-size="6pt" fo:language="none" fo:country="none" style:font-size-asian="6pt" style:language-asian="none" style:country-asian="none" style:font-size-complex="6pt" style:language-complex="none" style:country-complex="none" fo:color="#7f007f"/>
    </style:style>
    <style:style style:name="P31" style:family="paragraph" style:parent-style-name="Table_20_Contents">
      <style:paragraph-properties fo:text-align="center" text:number-lines="true"/>
      <style:text-properties fo:font-size="7pt" fo:language="none" fo:country="none" style:font-size-asian="7pt" style:language-asian="none" style:country-asian="none" style:font-size-complex="7pt" style:language-complex="none" style:country-complex="none" fo:color="#7f007f"/>
    </style:style>
    <style:style style:name="P32" style:family="paragraph" style:parent-style-name="Standard">
      <style:paragraph-properties fo:text-align="center" text:number-lines="true"/>
      <style:text-properties style:font-name="Droid Sans" fo:font-size="7pt" fo:language="none" fo:country="none" style:font-size-asian="7pt" style:language-asian="none" style:country-asian="none" style:font-size-complex="7pt" style:language-complex="none" style:country-complex="none" fo:color="#7f007f"/>
    </style:style>
    <style:style style:name="P33" style:family="paragraph" style:parent-style-name="Table_20_Contents">
      <style:paragraph-properties fo:text-align="center" text:number-lines="true"/>
      <style:text-properties style:font-name="Arial" fo:font-size="8pt" fo:language="none" fo:country="none" style:font-name-asian="Arial" style:font-size-asian="8pt" style:language-asian="none" style:country-asian="none" style:font-name-complex="Arial" style:font-size-complex="8pt" style:language-complex="none" style:country-complex="none" fo:color="#7f007f"/>
    </style:style>
    <style:style style:name="P34" style:family="paragraph" style:parent-style-name="Standard">
      <style:paragraph-properties fo:text-align="center" text:number-lines="true"/>
      <style:text-properties style:font-name="Arial" fo:font-size="8pt" fo:language="none" fo:country="none" style:font-name-asian="Arial" style:font-size-asian="8pt" style:language-asian="none" style:country-asian="none" style:font-name-complex="Arial" style:font-size-complex="8pt" style:language-complex="none" style:country-complex="none" fo:color="#7f007f"/>
    </style:style>
    <style:style style:name="P35" style:family="paragraph" style:parent-style-name="Normal">
      <style:paragraph-properties text:number-lines="true"/>
      <style:text-properties fo:color="#007f00"/>
    </style:style>
    <style:style style:name="P36" style:family="paragraph" style:parent-style-name="Standard">
      <style:paragraph-properties fo:text-align="center" text:number-lines="true"/>
      <style:text-properties style:font-name="Droid Sans" fo:font-size="6pt" fo:font-weight="bold" fo:language="none" fo:country="none" style:font-size-asian="6pt" style:font-weight-asian="bold" style:language-asian="none" style:country-asian="none" style:font-size-complex="6pt" style:font-weight-complex="bold" style:language-complex="none" style:country-complex="none" fo:color="#7f007f"/>
    </style:style>
    <style:style style:name="P37" style:family="paragraph" style:parent-style-name="Table_20_Contents">
      <style:paragraph-properties fo:text-align="center" text:number-lines="true"/>
      <style:text-properties style:font-name="Droid Sans" fo:font-size="6pt" fo:font-weight="bold" fo:language="none" fo:country="none" style:font-size-asian="6pt" style:font-weight-asian="bold" style:language-asian="none" style:country-asian="none" style:font-size-complex="6pt" style:font-weight-complex="bold" style:language-complex="none" style:country-complex="none" fo:color="#7f007f"/>
    </style:style>
    <style:style style:name="P38" style:family="paragraph" style:parent-style-name="Normal">
      <style:paragraph-properties text:number-lines="true"/>
      <style:text-properties fo:color="#007f00"/>
    </style:style>
    <style:style style:name="T0" style:family="text">
      <style:text-properties style:font-name="Liberation Serif" fo:font-size="11pt" fo:font-weight="normal" fo:font-style="normal" fo:language="de" fo:country="de" style:font-name-asian="Noto Serif CJK SC" style:font-size-asian="10.5pt" style:font-weight-asian="normal" style:font-style-asian="normal" style:language-asian="zh" style:country-asian="cn" style:font-name-complex="Droid Sans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Droid Sans" fo:font-size="7pt" fo:font-weight="normal" fo:font-style="normal" fo:language="none" fo:country="none" style:font-name-asian="Noto Serif CJK SC" style:font-size-asian="7pt" style:font-weight-asian="normal" style:font-style-asian="normal" style:language-asian="none" style:country-asian="none" style:font-name-complex="Droid Sans Devanagari" style:font-size-complex="7pt" style:font-weight-complex="normal" style:font-style-complex="normal" style:language-complex="none" style:country-complex="none" fo:font-variant="normal" fo:text-transform="none" fo:color="#7f007f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3" style:family="text">
      <style:text-properties style:font-name="Droid Sans" fo:font-size="7pt" fo:font-weight="bold" fo:font-style="normal" fo:language="none" fo:country="none" style:font-name-asian="Noto Serif CJK SC" style:font-size-asian="7pt" style:font-weight-asian="bold" style:font-style-asian="normal" style:language-asian="none" style:country-asian="none" style:font-name-complex="Droid Sans Devanagari" style:font-size-complex="7pt" style:font-weight-complex="bold" style:font-style-complex="normal" style:language-complex="none" style:country-complex="none" fo:font-variant="normal" fo:text-transform="none" fo:color="#7f007f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font-name="Droid Sans" fo:font-size="6pt" fo:font-weight="normal" fo:font-style="normal" fo:language="none" fo:country="none" style:font-name-asian="Noto Serif CJK SC" style:font-size-asian="6pt" style:font-weight-asian="normal" style:font-style-asian="normal" style:language-asian="none" style:country-asian="none" style:font-name-complex="Droid Sans Devanagari" style:font-size-complex="6pt" style:font-weight-complex="normal" style:font-style-complex="normal" style:language-complex="none" style:country-complex="none" fo:font-variant="normal" fo:text-transform="none" fo:color="#7f007f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Liberation Serif" fo:font-size="7pt" fo:font-weight="normal" fo:font-style="normal" fo:language="none" fo:country="none" style:font-name-asian="Noto Serif CJK SC" style:font-size-asian="7pt" style:font-weight-asian="normal" style:font-style-asian="normal" style:language-asian="none" style:country-asian="none" style:font-name-complex="Droid Sans Devanagari" style:font-size-complex="7pt" style:font-weight-complex="normal" style:font-style-complex="normal" style:language-complex="none" style:country-complex="none" fo:font-variant="normal" fo:text-transform="none" fo:color="#7f007f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6" style:family="text">
      <style:text-properties style:font-name="Arial" fo:font-size="8pt" fo:font-weight="normal" fo:font-style="normal" fo:language="none" fo:country="none" style:font-name-asian="Arial" style:font-size-asian="8pt" style:font-weight-asian="normal" style:font-style-asian="normal" style:language-asian="none" style:country-asian="none" style:font-name-complex="Arial" style:font-size-complex="8pt" style:font-weight-complex="normal" style:font-style-complex="normal" style:language-complex="none" style:country-complex="none" fo:font-variant="normal" fo:text-transform="none" fo:color="#7f007f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7" style:family="text">
      <style:text-properties style:font-name="Liberation Serif" fo:font-size="11pt" fo:font-weight="normal" fo:font-style="normal" fo:language="de" fo:country="de" style:font-name-asian="Noto Serif CJK SC" style:font-size-asian="10.5pt" style:font-weight-asian="normal" style:font-style-asian="normal" style:language-asian="zh" style:country-asian="cn" style:font-name-complex="Droid Sans Devanagari" style:font-size-complex="12pt" style:font-weight-complex="normal" style:font-style-complex="normal" style:language-complex="hi" style:country-complex="in" fo:font-variant="normal" fo:text-transform="none" fo:color="#007f00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8" style:family="text">
      <style:text-properties style:font-name="Droid Sans" fo:font-size="6pt" fo:font-weight="bold" fo:font-style="normal" fo:language="none" fo:country="none" style:font-name-asian="Noto Serif CJK SC" style:font-size-asian="6pt" style:font-weight-asian="bold" style:font-style-asian="normal" style:language-asian="none" style:country-asian="none" style:font-name-complex="Droid Sans Devanagari" style:font-size-complex="6pt" style:font-weight-complex="bold" style:font-style-complex="normal" style:language-complex="none" style:country-complex="none" fo:font-variant="normal" fo:text-transform="none" fo:color="#7f007f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9" style:family="text">
      <style:text-properties style:font-name="Bitstream Vera Sans" fo:font-size="8pt" fo:language="none" fo:country="none" style:language-asian="none" style:country-asian="none" style:language-complex="none" style:country-complex="none" style:text-position="0% 100%"/>
    </style:style>
    <style:style style:name="T20" style:family="text">
      <style:text-properties style:font-name="Bitstream Vera Sans" fo:font-size="7.5pt" fo:language="none" fo:country="none" style:language-asian="none" style:country-asian="none" style:language-complex="none" style:country-complex="none" style:text-position="0% 100%" style:text-underline-style="solid" style:text-underline-mode="continuous" style:text-underline-width="auto" style:text-underline-color="font-color"/>
    </style:style>
    <style:style style:name="T21" style:family="text">
      <style:text-properties style:font-name="Bitstream Vera Sans" fo:font-size="6pt" fo:language="none" fo:country="none" style:language-asian="none" style:country-asian="none" style:language-complex="none" style:country-complex="none" style:text-position="0% 100%" style:text-underline-style="solid" style:text-underline-mode="continuous" style:text-underline-width="auto" style:text-underline-color="font-color"/>
    </style:style>
    <style:style style:name="T22" style:family="text">
      <style:text-properties style:font-name="Bitstream Vera Sans" fo:font-size="6pt" fo:language="none" fo:country="none" style:language-asian="none" style:country-asian="none" style:language-complex="none" style:country-complex="none" style:text-position="0% 100%"/>
    </style:style>
    <style:style style:name="T23" style:family="text">
      <style:text-properties style:font-name="Liberation Serif" fo:font-size="11pt" fo:language="de" fo:country="de" style:language-asian="zh" style:country-asian="cn" style:language-complex="hi" style:country-complex="in"/>
    </style:style>
    <style:style style:name="T24" style:family="text">
      <style:text-properties fo:font-size="9pt"/>
    </style:style>
    <style:style style:name="T25" style:family="text">
      <style:text-properties fo:font-weight="bold" style:font-weight-asian="bold" style:font-weight-complex="bold" style:font-style-complex="italic"/>
    </style:style>
    <style:style style:name="T26" style:family="text">
      <style:text-properties style:font-name="Bitstream Vera Sans" fo:font-size="8pt" fo:language="none" fo:country="none" style:language-asian="none" style:country-asian="none" style:language-complex="none" style:country-complex="none" style:text-position="0% 100%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Sect4" style:family="section">
      <style:section-properties/>
    </style:style>
    <style:style style:name="Sect5" style:family="section">
      <style:section-properties/>
    </style:style>
    <style:style style:name="Sect6" style:family="section">
      <style:section-properties/>
    </style:style>
    <style:style style:name="Table1" style:family="table">
      <style:table-properties table:border-model="collapsing" style:width="5.708cm" table:align="left"/>
    </style:style>
    <style:style style:name="Table1.A" style:family="table-column">
      <style:table-column-properties style:column-width="0.508cm"/>
    </style:style>
    <style:style style:name="Table1.B" style:family="table-column">
      <style:table-column-properties style:column-width="0.508cm"/>
    </style:style>
    <style:style style:name="Table1.C" style:family="table-column">
      <style:table-column-properties style:column-width="0.508cm"/>
    </style:style>
    <style:style style:name="Table1.D" style:family="table-column">
      <style:table-column-properties style:column-width="0.508cm"/>
    </style:style>
    <style:style style:name="Table1.E" style:family="table-column">
      <style:table-column-properties style:column-width="1.166cm"/>
    </style:style>
    <style:style style:name="Table1.F" style:family="table-column">
      <style:table-column-properties style:column-width="0.411cm"/>
    </style:style>
    <style:style style:name="Table1.G" style:family="table-column">
      <style:table-column-properties style:column-width="0.485cm"/>
    </style:style>
    <style:style style:name="Table1.H" style:family="table-column">
      <style:table-column-properties style:column-width="0.476cm"/>
    </style:style>
    <style:style style:name="Table1.I" style:family="table-column">
      <style:table-column-properties style:column-width="0.402cm"/>
    </style:style>
    <style:style style:name="Table1.J" style:family="table-column">
      <style:table-column-properties style:column-width="0.736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middle" fo:padding="0.097cm" fo:border="0.002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2" style:family="table-cell">
      <style:table-cell-properties style:vertical-align="middle" fo:padding="0.000cm" fo:border-left="0.002cm solid #000000" fo:border-right="0.002cm solid #000000" fo:border-top="none" fo:border-bottom="0.002cm solid #000000"/>
    </style:style>
    <style:style style:name="Table1.3" style:family="table-row">
      <style:table-row-properties style:use-optimal-row-height="true"/>
    </style:style>
    <style:style style:name="Table1.A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3" style:family="table-cell">
      <style:table-cell-properties style:vertical-align="middle" fo:padding="0.000cm" fo:border-left="0.002cm solid #000000" fo:border-right="none" fo:border-top="none" fo:border-bottom="0.002cm solid #000000"/>
    </style:style>
    <style:style style:name="Table1.D3" style:family="table-cell">
      <style:table-cell-properties style:vertical-align="middle" fo:padding="0.000cm" fo:border-left="0.002cm solid #000000" fo:border-right="none" fo:border-top="none" fo:border-bottom="0.002cm solid #000000"/>
    </style:style>
    <style:style style:name="Table1.E3" style:family="table-cell">
      <style:table-cell-properties style:vertical-align="middle" fo:padding="0.000cm" fo:border="0.002cm solid #000000"/>
    </style:style>
    <style:style style:name="Table1.F3" style:family="table-cell">
      <style:table-cell-properties style:vertical-align="middle" fo:padding="0.000cm" fo:border="0.002cm solid #000000"/>
    </style:style>
    <style:style style:name="Table1.G3" style:family="table-cell">
      <style:table-cell-properties style:vertical-align="middle" fo:padding="0.000cm" fo:border="0.002cm solid #000000"/>
    </style:style>
    <style:style style:name="Table1.4" style:family="table-row">
      <style:table-row-properties style:use-optimal-row-height="true"/>
    </style:style>
    <style:style style:name="Table1.A4" style:family="table-cell">
      <style:table-cell-properties style:vertical-align="middle" fo:padding="0.000cm" fo:border-left="0.002cm solid #000000" fo:border-right="none" fo:border-top="none" fo:border-bottom="0.002cm solid #000000"/>
    </style:style>
    <style:style style:name="Table1.B4" style:family="table-cell">
      <style:table-cell-properties style:vertical-align="middle" fo:padding="0.000cm" fo:border-left="0.002cm solid #000000" fo:border-right="none" fo:border-top="none" fo:border-bottom="0.002cm solid #000000"/>
    </style:style>
    <style:style style:name="Table1.C4" style:family="table-cell">
      <style:table-cell-properties style:vertical-align="middle" fo:padding="0.000cm" fo:border-left="0.002cm solid #000000" fo:border-right="none" fo:border-top="none" fo:border-bottom="0.002cm solid #000000"/>
    </style:style>
    <style:style style:name="Table1.D4" style:family="table-cell">
      <style:table-cell-properties style:vertical-align="middle" fo:padding="0.000cm" fo:border-left="0.002cm solid #000000" fo:border-right="none" fo:border-top="none" fo:border-bottom="0.002cm solid #000000"/>
    </style:style>
    <style:style style:name="Table1.E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4" style:family="table-cell">
      <style:table-cell-properties style:vertical-align="middle" fo:padding="0.051cm" fo:border="0.002cm solid #000000"/>
    </style:style>
    <style:style style:name="Table1.I4" style:family="table-cell">
      <style:table-cell-properties style:vertical-align="middle" fo:padding="0.051cm" fo:border="0.002cm solid #000000"/>
    </style:style>
    <style:style style:name="Table1.J4" style:family="table-cell">
      <style:table-cell-properties style:vertical-align="middle" fo:padding="0.051cm" fo:border="0.002cm solid #000000"/>
    </style:style>
    <style:style style:name="Table1.5" style:family="table-row">
      <style:table-row-properties style:use-optimal-row-height="true"/>
    </style:style>
    <style:style style:name="Table1.A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5" style:family="table-cell">
      <style:table-cell-properties style:vertical-align="middle" fo:padding="0.051cm" fo:border="0.002cm solid #000000"/>
    </style:style>
    <style:style style:name="Table1.I5" style:family="table-cell">
      <style:table-cell-properties style:vertical-align="middle" fo:padding="0.051cm" fo:border="0.002cm solid #000000"/>
    </style:style>
    <style:style style:name="Table1.J5" style:family="table-cell">
      <style:table-cell-properties style:vertical-align="middle" fo:padding="0.051cm" fo:border="0.002cm solid #000000"/>
    </style:style>
    <style:style style:name="Table1.6" style:family="table-row">
      <style:table-row-properties style:use-optimal-row-height="true"/>
    </style:style>
    <style:style style:name="Table1.A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6" style:family="table-cell">
      <style:table-cell-properties style:vertical-align="middle" fo:padding="0.051cm" fo:border="0.002cm solid #000000"/>
    </style:style>
    <style:style style:name="Table1.I6" style:family="table-cell">
      <style:table-cell-properties style:vertical-align="middle" fo:padding="0.051cm" fo:border="0.002cm solid #000000"/>
    </style:style>
    <style:style style:name="Table1.J6" style:family="table-cell">
      <style:table-cell-properties style:vertical-align="middle" fo:padding="0.051cm" fo:border="0.002cm solid #000000"/>
    </style:style>
    <style:style style:name="Table1.7" style:family="table-row">
      <style:table-row-properties style:use-optimal-row-height="true"/>
    </style:style>
    <style:style style:name="Table1.A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7" style:family="table-cell">
      <style:table-cell-properties style:vertical-align="middle" fo:padding="0.051cm" fo:border="0.002cm solid #000000"/>
    </style:style>
    <style:style style:name="Table1.I7" style:family="table-cell">
      <style:table-cell-properties style:vertical-align="middle" fo:padding="0.051cm" fo:border="0.002cm solid #000000"/>
    </style:style>
    <style:style style:name="Table1.J7" style:family="table-cell">
      <style:table-cell-properties style:vertical-align="middle" fo:padding="0.051cm" fo:border="0.002cm solid #000000"/>
    </style:style>
    <style:style style:name="Table1.8" style:family="table-row">
      <style:table-row-properties style:use-optimal-row-height="true"/>
    </style:style>
    <style:style style:name="Table1.A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8" style:family="table-cell">
      <style:table-cell-properties style:vertical-align="middle" fo:padding="0.051cm" fo:border="0.002cm solid #000000"/>
    </style:style>
    <style:style style:name="Table1.I8" style:family="table-cell">
      <style:table-cell-properties style:vertical-align="middle" fo:padding="0.051cm" fo:border="0.002cm solid #000000"/>
    </style:style>
    <style:style style:name="Table1.J8" style:family="table-cell">
      <style:table-cell-properties style:vertical-align="middle" fo:padding="0.051cm" fo:border="0.002cm solid #000000"/>
    </style:style>
    <style:style style:name="Table1.9" style:family="table-row">
      <style:table-row-properties style:use-optimal-row-height="true"/>
    </style:style>
    <style:style style:name="Table1.A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9" style:family="table-cell">
      <style:table-cell-properties style:vertical-align="middle" fo:padding="0.051cm" fo:border="0.002cm solid #000000"/>
    </style:style>
    <style:style style:name="Table1.I9" style:family="table-cell">
      <style:table-cell-properties style:vertical-align="middle" fo:padding="0.051cm" fo:border="0.002cm solid #000000"/>
    </style:style>
    <style:style style:name="Table1.J9" style:family="table-cell">
      <style:table-cell-properties style:vertical-align="middle" fo:padding="0.051cm" fo:border="0.002cm solid #000000"/>
    </style:style>
    <style:style style:name="Table1.10" style:family="table-row">
      <style:table-row-properties style:use-optimal-row-height="true"/>
    </style:style>
    <style:style style:name="Table1.A10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0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0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0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0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10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10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10" style:family="table-cell">
      <style:table-cell-properties style:vertical-align="middle" fo:padding="0.051cm" fo:border="0.002cm solid #000000"/>
    </style:style>
    <style:style style:name="Table1.I10" style:family="table-cell">
      <style:table-cell-properties style:vertical-align="middle" fo:padding="0.051cm" fo:border="0.002cm solid #000000"/>
    </style:style>
    <style:style style:name="Table1.J10" style:family="table-cell">
      <style:table-cell-properties style:vertical-align="middle" fo:padding="0.051cm" fo:border="0.002cm solid #000000"/>
    </style:style>
    <style:style style:name="Table1.11" style:family="table-row">
      <style:table-row-properties style:use-optimal-row-height="true"/>
    </style:style>
    <style:style style:name="Table1.A11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1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1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1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1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11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11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11" style:family="table-cell">
      <style:table-cell-properties style:vertical-align="middle" fo:padding="0.051cm" fo:border="0.002cm solid #000000"/>
    </style:style>
    <style:style style:name="Table1.I11" style:family="table-cell">
      <style:table-cell-properties style:vertical-align="middle" fo:padding="0.051cm" fo:border="0.002cm solid #000000"/>
    </style:style>
    <style:style style:name="Table1.J11" style:family="table-cell">
      <style:table-cell-properties style:vertical-align="middle" fo:padding="0.051cm" fo:border="0.002cm solid #000000"/>
    </style:style>
    <style:style style:name="Table1.12" style:family="table-row">
      <style:table-row-properties style:use-optimal-row-height="true"/>
    </style:style>
    <style:style style:name="Table1.A12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2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2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2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2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12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12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12" style:family="table-cell">
      <style:table-cell-properties style:vertical-align="middle" fo:padding="0.051cm" fo:border="0.002cm solid #000000"/>
    </style:style>
    <style:style style:name="Table1.I12" style:family="table-cell">
      <style:table-cell-properties style:vertical-align="middle" fo:padding="0.051cm" fo:border="0.002cm solid #000000"/>
    </style:style>
    <style:style style:name="Table1.J12" style:family="table-cell">
      <style:table-cell-properties style:vertical-align="middle" fo:padding="0.051cm" fo:border="0.002cm solid #000000"/>
    </style:style>
    <style:style style:name="Table1.13" style:family="table-row">
      <style:table-row-properties style:use-optimal-row-height="true"/>
    </style:style>
    <style:style style:name="Table1.A1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1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1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13" style:family="table-cell">
      <style:table-cell-properties style:vertical-align="middle" fo:padding="0.051cm" fo:border="0.002cm solid #000000"/>
    </style:style>
    <style:style style:name="Table1.I13" style:family="table-cell">
      <style:table-cell-properties style:vertical-align="middle" fo:padding="0.051cm" fo:border="0.002cm solid #000000"/>
    </style:style>
    <style:style style:name="Table1.J13" style:family="table-cell">
      <style:table-cell-properties style:vertical-align="middle" fo:padding="0.051cm" fo:border="0.002cm solid #000000"/>
    </style:style>
    <style:style style:name="Table1.14" style:family="table-row">
      <style:table-row-properties style:use-optimal-row-height="true"/>
    </style:style>
    <style:style style:name="Table1.A1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1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1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14" style:family="table-cell">
      <style:table-cell-properties style:vertical-align="middle" fo:padding="0.051cm" fo:border="0.002cm solid #000000"/>
    </style:style>
    <style:style style:name="Table1.I14" style:family="table-cell">
      <style:table-cell-properties style:vertical-align="middle" fo:padding="0.051cm" fo:border="0.002cm solid #000000"/>
    </style:style>
    <style:style style:name="Table1.J14" style:family="table-cell">
      <style:table-cell-properties style:vertical-align="middle" fo:padding="0.051cm" fo:border="0.002cm solid #000000"/>
    </style:style>
    <style:style style:name="Table1.15" style:family="table-row">
      <style:table-row-properties style:use-optimal-row-height="true"/>
    </style:style>
    <style:style style:name="Table1.A1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1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1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15" style:family="table-cell">
      <style:table-cell-properties style:vertical-align="middle" fo:padding="0.051cm" fo:border="0.002cm solid #000000"/>
    </style:style>
    <style:style style:name="Table1.I15" style:family="table-cell">
      <style:table-cell-properties style:vertical-align="middle" fo:padding="0.051cm" fo:border="0.002cm solid #000000"/>
    </style:style>
    <style:style style:name="Table1.J15" style:family="table-cell">
      <style:table-cell-properties style:vertical-align="middle" fo:padding="0.051cm" fo:border="0.002cm solid #000000"/>
    </style:style>
    <style:style style:name="Table1.16" style:family="table-row">
      <style:table-row-properties style:use-optimal-row-height="true"/>
    </style:style>
    <style:style style:name="Table1.A1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1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16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16" style:family="table-cell">
      <style:table-cell-properties style:vertical-align="middle" fo:padding="0.051cm" fo:border="0.002cm solid #000000"/>
    </style:style>
    <style:style style:name="Table1.I16" style:family="table-cell">
      <style:table-cell-properties style:vertical-align="middle" fo:padding="0.051cm" fo:border="0.002cm solid #000000"/>
    </style:style>
    <style:style style:name="Table1.J16" style:family="table-cell">
      <style:table-cell-properties style:vertical-align="middle" fo:padding="0.051cm" fo:border="0.002cm solid #000000"/>
    </style:style>
    <style:style style:name="Table1.17" style:family="table-row">
      <style:table-row-properties style:use-optimal-row-height="true"/>
    </style:style>
    <style:style style:name="Table1.A1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1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17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17" style:family="table-cell">
      <style:table-cell-properties style:vertical-align="middle" fo:padding="0.051cm" fo:border="0.002cm solid #000000"/>
    </style:style>
    <style:style style:name="Table1.I17" style:family="table-cell">
      <style:table-cell-properties style:vertical-align="middle" fo:padding="0.051cm" fo:border="0.002cm solid #000000"/>
    </style:style>
    <style:style style:name="Table1.J17" style:family="table-cell">
      <style:table-cell-properties style:vertical-align="middle" fo:padding="0.051cm" fo:border="0.002cm solid #000000"/>
    </style:style>
    <style:style style:name="Table1.18" style:family="table-row">
      <style:table-row-properties style:use-optimal-row-height="true"/>
    </style:style>
    <style:style style:name="Table1.A1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8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8" style:family="table-cell">
      <style:table-cell-properties style:vertical-align="middle" fo:padding="0.051cm" fo:border-left="0.002cm solid #000000" fo:border-right="none" fo:border-top="none" fo:border-bottom="none"/>
    </style:style>
    <style:style style:name="Table1.F18" style:family="table-cell">
      <style:table-cell-properties style:vertical-align="middle" fo:padding="0.051cm" fo:border-left="0.002cm solid #000000" fo:border-right="none" fo:border-top="none" fo:border-bottom="none"/>
    </style:style>
    <style:style style:name="Table1.G18" style:family="table-cell">
      <style:table-cell-properties style:vertical-align="middle" fo:padding="0.051cm" fo:border-left="0.002cm solid #000000" fo:border-right="none" fo:border-top="none" fo:border-bottom="none"/>
    </style:style>
    <style:style style:name="Table1.H18" style:family="table-cell">
      <style:table-cell-properties style:vertical-align="middle" fo:padding="0.051cm" fo:border="0.002cm solid #000000"/>
    </style:style>
    <style:style style:name="Table1.I18" style:family="table-cell">
      <style:table-cell-properties style:vertical-align="middle" fo:padding="0.051cm" fo:border="0.002cm solid #000000"/>
    </style:style>
    <style:style style:name="Table1.J18" style:family="table-cell">
      <style:table-cell-properties style:vertical-align="middle" fo:padding="0.051cm" fo:border="0.002cm solid #000000"/>
    </style:style>
    <style:style style:name="Table1.19" style:family="table-row">
      <style:table-row-properties style:use-optimal-row-height="true"/>
    </style:style>
    <style:style style:name="Table1.A1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B1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C1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D1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E1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F1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G19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able1.H19" style:family="table-cell">
      <style:table-cell-properties style:vertical-align="middle" fo:padding="0.051cm" fo:border="0.002cm solid #000000"/>
    </style:style>
    <style:style style:name="Table1.I19" style:family="table-cell">
      <style:table-cell-properties style:vertical-align="middle" fo:padding="0.051cm" fo:border="0.002cm solid #000000"/>
    </style:style>
    <style:style style:name="Table1.J19" style:family="table-cell">
      <style:table-cell-properties style:vertical-align="middle" fo:padding="0.051cm" fo:border="0.002cm solid #000000"/>
    </style:style>
    <style:style style:name="Shape1_S" style:family="graphic" style:parent-style-name="Frame">
      <style:graphic-properties style:wrap="run-through" style:number-wrapped-paragraphs="no-limit" style:run-through="foreground" style:vertical-rel="paragraph" style:vertical-pos="from-top" style:horizontal-rel="paragraph" style:horizontal-pos="from-left" fo:margin-left="0.000cm" fo:margin-right="0.000cm" fo:margin-top="0.000cm" fo:margin-bottom="0.000cm" fo:padding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tracked-changes text:track-changes="false">
        <text:changed-region text:id="ct1">
          <text:insertion>
            <office:change-info>
              <dc:creator>Johannes Wuelk</dc:creator>
              <dc:date>2021-02-21T21:37:53</dc:date>
            </office:change-info>
          </text:insertion>
        </text:changed-region>
      </text:tracked-changes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3" text:name="Section3"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5"><draw:frame draw:style-name="Shape1_S" draw:name="Shape1" text:anchor-type="paragraph" svg:x="6.107cm" svg:y="0.037cm" svg:width="5.583cm" svg:height="8.946cm" draw:z-index="100000"><draw:text-box><text:section text:style-name="Sect5" text:name="Section5"><text:p text:style-name="P35"><text:span text:style-name="T19">Possible Bidding/Game Values:</text:span><text:line-break/></text:p><text:p text:style-name="P35"><text:span text:style-name="T19">18–20–22–23–24–27–30–33–35–36–40–44–45–46–48–50–54–55–59–60–63–66–70–72–77–80–81–84–88–90–96–99–</text:span><text:change-start text:change-id="ct1"/></text:p><text:p text:style-name="P38"><text:change-end text:change-id="ct1"/><text:span text:style-name="T19">100–108–110–117–120–121–126–130–132–135–140–143–144–150–153–154–156–160–162–165–168–170–176–180–187–192–198–204–216–240–264</text:span></text:p><text:p text:style-name="P35"/><text:p text:style-name="P35"><text:span text:style-name="T20">3 Game Types</text:span></text:p><text:p text:style-name="P35"><text:span text:style-name="T21">Suit game:</text:span><text:span text:style-name="T22"><text:s/></text:span><text:span text:style-name="T22">all jacks and one suit are trumps</text:span></text:p><text:p text:style-name="P35"><text:line-break/><text:span text:style-name="T21">Grand game:</text:span><text:span text:style-name="T22"><text:s/></text:span><text:span text:style-name="T22">only jacks are trump</text:span><text:line-break/><text:line-break/><text:span text:style-name="T21">Null game:</text:span><text:span text:style-name="T22"><text:s/></text:span><text:span text:style-name="T22">nothing is trump and order is changed as follows (low to high): 7-8-9-10-J-Q-K-A</text:span></text:p><text:p text:style-name="P35"><text:span text:style-name="T22">Fixed Game/bidding values for null games:</text:span></text:p><text:p text:style-name="P35"><text:span text:style-name="T22">Null (simple): 23, Null hand: 35, Null open: 46,</text:span><text:line-break/><text:span text:style-name="T22">Null open hand: 59</text:span></text:p><text:p text:style-name="P35"/><text:p text:style-name="P35"><text:span text:style-name="T21">Multiplier + 1 (each increases multiplier by 1):</text:span></text:p><text:p text:style-name="P35"><text:span text:style-name="T22">Hand: the Skat is not picked up / no exchange</text:span></text:p><text:p text:style-name="P35"><text:span text:style-name="T22">Schneider: 30 points or less</text:span></text:p><text:p text:style-name="P35"><text:span text:style-name="T22">Schneider announced</text:span></text:p><text:p text:style-name="P35"><text:span text:style-name="T22">Schwarz: no tricks (declarer wins all tricks)</text:span></text:p><text:p text:style-name="P35"><text:span text:style-name="T22">Schwarz announced</text:span></text:p><text:p text:style-name="P35"><text:span text:style-name="T22">Open: declarer plays with open cards</text:span></text:p><text:p text:style-name="P35"><text:span text:style-name="T22">Open Hand: combination of open and hand</text:span></text:p></text:section></draw:text-box></draw:frame></text:p>
      </text:section>
      <text:section text:style-name="Sect3" text:name="Section3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row table:style-name="Table1.1">
            <table:table-cell table:style-name="Table1.A1" table:number-columns-spanned="10" office:value-type="string">
              <text:p text:style-name="P28"><text:span text:style-name="T23">Skat Bidding Tabl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4" office:value-type="string">
              <text:p text:style-name="P29"><text:span text:style-name="T11">Jacks</text:span></text:p>
            </table:table-cell>
            <table:covered-table-cell/>
            <table:covered-table-cell/>
            <table:covered-table-cell/>
            <table:table-cell table:style-name="Table1.B2" office:value-type="string">
              <text:p text:style-name="P30"><text:span text:style-name="T14">Multiplier</text:span></text:p>
            </table:table-cell>
            <table:table-cell table:style-name="Table1.C2" table:number-columns-spanned="5" office:value-type="string">
              <table:table table:is-sub-table="true">
                <table:table-column table:style-name="Table1.F"/>
                <table:table-column table:style-name="Table1.G"/>
                <table:table-column table:style-name="Table1.H"/>
                <table:table-column table:style-name="Table1.I"/>
                <table:table-column table:style-name="Table1.J"/>
                <table:table-row table:style-name="Table1.2">
                  <table:table-cell table:style-name="Table1.F2" table:number-columns-spanned="5" office:value-type="string">
                    <text:p text:style-name="P29"><text:span text:style-name="T11">Multiplier</text:span><text:line-break/><text:span text:style-name="T11">x Base Value</text:span></text:p>
                    <text:p text:style-name="P29"><text:span text:style-name="T11">= Game Value</text:span>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 table:style-name="Table1.3">
                  <table:table-cell table:style-name="Table1.F3" office:value-type="string">
                    <text:p text:style-name="P31"><text:span text:style-name="T24">♦</text:span><text:s/></text:p>
                    <text:p text:style-name="P29"><text:span text:style-name="T11">9</text:span></text:p>
                  </table:table-cell>
                  <table:table-cell table:style-name="Table1.G3" office:value-type="string">
                    <text:p text:style-name="P31"><text:span text:style-name="T24">♥</text:span><text:s/><text:span text:style-name="T11">10</text:span></text:p>
                  </table:table-cell>
                  <table:table-cell table:style-name="Table1.H3" office:value-type="string">
                    <text:p text:style-name="P31"><text:span text:style-name="T24">♠</text:span><text:s/><text:span text:style-name="T11">11</text:span></text:p>
                  </table:table-cell>
                  <table:table-cell table:style-name="Table1.I3" office:value-type="string">
                    <text:p text:style-name="P31"><text:span text:style-name="T24">♣</text:span><text:s/><text:span text:style-name="T11">12</text:span></text:p>
                  </table:table-cell>
                  <table:table-cell table:style-name="Table1.J3" office:value-type="string">
                    <text:p text:style-name="P32"><text:span text:style-name="T11">Grand</text:span><text:s/><text:line-break/><text:span text:style-name="T11">24</text:span>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4" table:number-columns-spanned="4" office:value-type="string">
              <table:table table:is-sub-table="true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row table:style-name="Table1.3">
                  <table:table-cell table:style-name="Table1.A3" office:value-type="string">
                    <text:p text:style-name="P33"><text:span text:style-name="T16">♣</text:span></text:p>
                  </table:table-cell>
                  <table:table-cell table:style-name="Table1.B3" office:value-type="string">
                    <text:p text:style-name="P34"><text:span text:style-name="T16">–</text:span></text:p>
                  </table:table-cell>
                  <table:table-cell table:style-name="Table1.C3" office:value-type="string">
                    <text:p text:style-name="P33"><text:span text:style-name="T16">♥</text:span></text:p>
                  </table:table-cell>
                  <table:table-cell table:style-name="Table1.D3" office:value-type="string">
                    <text:p text:style-name="P33"><text:span text:style-name="T16">♦</text:span></text:p>
                  </table:table-cell>
                </table:table-row>
                <table:table-row table:style-name="Table1.4">
                  <table:table-cell table:style-name="Table1.A4" office:value-type="string">
                    <text:p text:style-name="P33"><text:span text:style-name="T16">♣</text:span></text:p>
                  </table:table-cell>
                  <table:table-cell table:style-name="Table1.B4" office:value-type="string">
                    <text:p text:style-name="P34"><text:span text:style-name="T16">–</text:span></text:p>
                  </table:table-cell>
                  <table:table-cell table:style-name="Table1.C4" office:value-type="string">
                    <text:p text:style-name="P33"><text:span text:style-name="T16">♥</text:span></text:p>
                  </table:table-cell>
                  <table:table-cell table:style-name="Table1.D4" office:value-type="string">
                    <text:p text:style-name="P34"><text:span text:style-name="T16">–</text:span></text:p>
                  </table:table-cell>
                </table:table-row>
                <table:table-row table:style-name="Table1.5">
                  <table:table-cell table:style-name="Table1.A5" office:value-type="string">
                    <text:p text:style-name="P33"><text:span text:style-name="T16">♣</text:span></text:p>
                  </table:table-cell>
                  <table:table-cell table:style-name="Table1.B5" office:value-type="string">
                    <text:p text:style-name="P34"><text:span text:style-name="T16">–</text:span></text:p>
                  </table:table-cell>
                  <table:table-cell table:style-name="Table1.C5" office:value-type="string">
                    <text:p text:style-name="P34"><text:span text:style-name="T16">–</text:span></text:p>
                  </table:table-cell>
                  <table:table-cell table:style-name="Table1.D5" office:value-type="string">
                    <text:p text:style-name="P33"><text:span text:style-name="T16">♦</text:span></text:p>
                  </table:table-cell>
                </table:table-row>
                <table:table-row table:style-name="Table1.6">
                  <table:table-cell table:style-name="Table1.A6" office:value-type="string">
                    <text:p text:style-name="P33"><text:span text:style-name="T16">♣</text:span></text:p>
                  </table:table-cell>
                  <table:table-cell table:style-name="Table1.B6" office:value-type="string">
                    <text:p text:style-name="P34"><text:span text:style-name="T16">–</text:span></text:p>
                  </table:table-cell>
                  <table:table-cell table:style-name="Table1.C6" office:value-type="string">
                    <text:p text:style-name="P34"><text:span text:style-name="T16">–</text:span></text:p>
                  </table:table-cell>
                  <table:table-cell table:style-name="Table1.D6" office:value-type="string">
                    <text:p text:style-name="P34"><text:span text:style-name="T16">–</text:span></text:p>
                  </table:table-cell>
                </table:table-row>
                <table:table-row table:style-name="Table1.7">
                  <table:table-cell table:style-name="Table1.A7" office:value-type="string">
                    <text:p text:style-name="P34"><text:span text:style-name="T16">–</text:span></text:p>
                  </table:table-cell>
                  <table:table-cell table:style-name="Table1.B7" office:value-type="string">
                    <text:p text:style-name="P33"><text:span text:style-name="T16">♠</text:span></text:p>
                  </table:table-cell>
                  <table:table-cell table:style-name="Table1.C7" office:value-type="string">
                    <text:p text:style-name="P33"><text:span text:style-name="T16">♥</text:span></text:p>
                  </table:table-cell>
                  <table:table-cell table:style-name="Table1.D7" office:value-type="string">
                    <text:p text:style-name="P33"><text:span text:style-name="T16">♦</text:span></text:p>
                  </table:table-cell>
                </table:table-row>
                <table:table-row table:style-name="Table1.8">
                  <table:table-cell table:style-name="Table1.A8" office:value-type="string">
                    <text:p text:style-name="P34"><text:span text:style-name="T16">–</text:span></text:p>
                  </table:table-cell>
                  <table:table-cell table:style-name="Table1.B8" office:value-type="string">
                    <text:p text:style-name="P33"><text:span text:style-name="T16">♠</text:span></text:p>
                  </table:table-cell>
                  <table:table-cell table:style-name="Table1.C8" office:value-type="string">
                    <text:p text:style-name="P33"><text:span text:style-name="T16">♥</text:span></text:p>
                  </table:table-cell>
                  <table:table-cell table:style-name="Table1.D8" office:value-type="string">
                    <text:p text:style-name="P34"><text:span text:style-name="T16">–</text:span></text:p>
                  </table:table-cell>
                </table:table-row>
                <table:table-row table:style-name="Table1.9">
                  <table:table-cell table:style-name="Table1.A9" office:value-type="string">
                    <text:p text:style-name="P34"><text:span text:style-name="T16">–</text:span></text:p>
                  </table:table-cell>
                  <table:table-cell table:style-name="Table1.B9" office:value-type="string">
                    <text:p text:style-name="P33"><text:span text:style-name="T16">♠</text:span></text:p>
                  </table:table-cell>
                  <table:table-cell table:style-name="Table1.C9" office:value-type="string">
                    <text:p text:style-name="P34"><text:span text:style-name="T16">–</text:span></text:p>
                  </table:table-cell>
                  <table:table-cell table:style-name="Table1.D9" office:value-type="string">
                    <text:p text:style-name="P33"><text:span text:style-name="T16">♦</text:span></text:p>
                  </table:table-cell>
                </table:table-row>
                <table:table-row table:style-name="Table1.10">
                  <table:table-cell table:style-name="Table1.A10" office:value-type="string">
                    <text:p text:style-name="P34"><text:span text:style-name="T16">–</text:span></text:p>
                  </table:table-cell>
                  <table:table-cell table:style-name="Table1.B10" office:value-type="string">
                    <text:p text:style-name="P33"><text:span text:style-name="T16">♠</text:span></text:p>
                  </table:table-cell>
                  <table:table-cell table:style-name="Table1.C10" office:value-type="string">
                    <text:p text:style-name="P34"><text:span text:style-name="T16">–</text:span></text:p>
                  </table:table-cell>
                  <table:table-cell table:style-name="Table1.D10" office:value-type="string">
                    <text:p text:style-name="P34"><text:span text:style-name="T16">–</text:span>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table-cell table:style-name="Table1.B4" office:value-type="string">
              <text:p text:style-name="P30"><text:span text:style-name="T14">with/</text:span></text:p>
              <text:p text:style-name="P30"><text:span text:style-name="T14">without 1 play</text:span><text:s/><text:span text:style-name="T25">2</text:span></text:p>
            </table:table-cell>
            <table:table-cell table:style-name="Table1.C4" office:value-type="string">
              <text:p text:style-name="P36"><text:span text:style-name="T18">18</text:span></text:p>
            </table:table-cell>
            <table:table-cell table:style-name="Table1.D4" office:value-type="string">
              <text:p text:style-name="P36"><text:span text:style-name="T18">20</text:span></text:p>
            </table:table-cell>
            <table:table-cell table:style-name="Table1.E4" office:value-type="string">
              <text:p text:style-name="P36"><text:span text:style-name="T18">22</text:span></text:p>
            </table:table-cell>
            <table:table-cell table:style-name="Table1.F4" office:value-type="string">
              <text:p text:style-name="P36"><text:span text:style-name="T18">24</text:span></text:p>
            </table:table-cell>
            <table:table-cell table:style-name="Table1.G4" office:value-type="string">
              <text:p text:style-name="P36"><text:span text:style-name="T18">48</text:span></text:p>
            </table:table-cell>
          </table:table-row>
          <table:table-row table:style-name="Table1.12">
            <table:table-cell table:style-name="Table1.A12" table:number-columns-spanned="4" office:value-type="string">
              <table:table table:is-sub-table="true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row table:style-name="Table1.4">
                  <table:table-cell table:style-name="Table1.A4" office:value-type="string">
                    <text:p text:style-name="P33"><text:span text:style-name="T16">♣</text:span></text:p>
                  </table:table-cell>
                  <table:table-cell table:style-name="Table1.B4" office:value-type="string">
                    <text:p text:style-name="P33"><text:span text:style-name="T16">♠</text:span></text:p>
                  </table:table-cell>
                  <table:table-cell table:style-name="Table1.C4" office:value-type="string">
                    <text:p text:style-name="P34"><text:span text:style-name="T16">–</text:span></text:p>
                  </table:table-cell>
                  <table:table-cell table:style-name="Table1.D4" office:value-type="string">
                    <text:p text:style-name="P33"><text:span text:style-name="T16">♦</text:span></text:p>
                  </table:table-cell>
                </table:table-row>
                <table:table-row table:style-name="Table1.5">
                  <table:table-cell table:style-name="Table1.A5" office:value-type="string">
                    <text:p text:style-name="P33"><text:span text:style-name="T16">♣</text:span></text:p>
                  </table:table-cell>
                  <table:table-cell table:style-name="Table1.B5" office:value-type="string">
                    <text:p text:style-name="P33"><text:span text:style-name="T16">♠</text:span></text:p>
                  </table:table-cell>
                  <table:table-cell table:style-name="Table1.C5" office:value-type="string">
                    <text:p text:style-name="P34"><text:span text:style-name="T16">–</text:span></text:p>
                  </table:table-cell>
                  <table:table-cell table:style-name="Table1.D5" office:value-type="string">
                    <text:p text:style-name="P34"><text:span text:style-name="T16">–</text:span></text:p>
                  </table:table-cell>
                </table:table-row>
                <table:table-row table:style-name="Table1.6">
                  <table:table-cell table:style-name="Table1.A6" office:value-type="string">
                    <text:p text:style-name="P34"><text:span text:style-name="T16">–</text:span></text:p>
                  </table:table-cell>
                  <table:table-cell table:style-name="Table1.B6" office:value-type="string">
                    <text:p text:style-name="P34"><text:span text:style-name="T16">–</text:span></text:p>
                  </table:table-cell>
                  <table:table-cell table:style-name="Table1.C6" office:value-type="string">
                    <text:p text:style-name="P33"><text:span text:style-name="T16">♥</text:span></text:p>
                  </table:table-cell>
                  <table:table-cell table:style-name="Table1.D6" office:value-type="string">
                    <text:p text:style-name="P33"><text:span text:style-name="T16">♦</text:span></text:p>
                  </table:table-cell>
                </table:table-row>
                <table:table-row table:style-name="Table1.7">
                  <table:table-cell table:style-name="Table1.A7" office:value-type="string">
                    <text:p text:style-name="P34"><text:span text:style-name="T16">–</text:span></text:p>
                  </table:table-cell>
                  <table:table-cell table:style-name="Table1.B7" office:value-type="string">
                    <text:p text:style-name="P34"><text:span text:style-name="T16">–</text:span></text:p>
                  </table:table-cell>
                  <table:table-cell table:style-name="Table1.C7" office:value-type="string">
                    <text:p text:style-name="P33"><text:span text:style-name="T16">♥</text:span></text:p>
                  </table:table-cell>
                  <table:table-cell table:style-name="Table1.D7" office:value-type="string">
                    <text:p text:style-name="P34"><text:span text:style-name="T16">–</text:span>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table-cell table:style-name="Table1.B12" office:value-type="string">
              <text:p text:style-name="P30"><text:span text:style-name="T14">with/</text:span></text:p>
              <text:p text:style-name="P30"><text:span text:style-name="T14">without 2 play</text:span><text:s/><text:span text:style-name="T25">3</text:span></text:p>
            </table:table-cell>
            <table:table-cell table:style-name="Table1.C12" office:value-type="string">
              <text:p text:style-name="P37"><text:span text:style-name="T18">27</text:span></text:p>
            </table:table-cell>
            <table:table-cell table:style-name="Table1.D12" office:value-type="string">
              <text:p text:style-name="P37"><text:span text:style-name="T18">30</text:span></text:p>
            </table:table-cell>
            <table:table-cell table:style-name="Table1.E12" office:value-type="string">
              <text:p text:style-name="P37"><text:span text:style-name="T18">33</text:span></text:p>
            </table:table-cell>
            <table:table-cell table:style-name="Table1.F12" office:value-type="string">
              <text:p text:style-name="P37"><text:span text:style-name="T18">36</text:span></text:p>
            </table:table-cell>
            <table:table-cell table:style-name="Table1.G12" office:value-type="string">
              <text:p text:style-name="P37"><text:span text:style-name="T18">72</text:span></text:p>
            </table:table-cell>
          </table:table-row>
          <table:table-row table:style-name="Table1.16">
            <table:table-cell table:style-name="Table1.A16" table:number-columns-spanned="4" office:value-type="string">
              <table:table table:is-sub-table="true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row table:style-name="Table1.5">
                  <table:table-cell table:style-name="Table1.A5" office:value-type="string">
                    <text:p text:style-name="P33"><text:span text:style-name="T16">♣</text:span></text:p>
                  </table:table-cell>
                  <table:table-cell table:style-name="Table1.B5" office:value-type="string">
                    <text:p text:style-name="P33"><text:span text:style-name="T16">♠</text:span></text:p>
                  </table:table-cell>
                  <table:table-cell table:style-name="Table1.C5" office:value-type="string">
                    <text:p text:style-name="P33"><text:span text:style-name="T16">♥</text:span></text:p>
                  </table:table-cell>
                  <table:table-cell table:style-name="Table1.D5" office:value-type="string">
                    <text:p text:style-name="P34"><text:span text:style-name="T16">–</text:span></text:p>
                  </table:table-cell>
                </table:table-row>
                <table:table-row table:style-name="Table1.6">
                  <table:table-cell table:style-name="Table1.A6" office:value-type="string">
                    <text:p text:style-name="P34"><text:span text:style-name="T16">–</text:span></text:p>
                  </table:table-cell>
                  <table:table-cell table:style-name="Table1.B6" office:value-type="string">
                    <text:p text:style-name="P34"><text:span text:style-name="T16">–</text:span></text:p>
                  </table:table-cell>
                  <table:table-cell table:style-name="Table1.C6" office:value-type="string">
                    <text:p text:style-name="P34"><text:span text:style-name="T16">–</text:span></text:p>
                  </table:table-cell>
                  <table:table-cell table:style-name="Table1.D6" office:value-type="string">
                    <text:p text:style-name="P33"><text:span text:style-name="T16">♦</text:span>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table-cell table:style-name="Table1.B16" office:value-type="string">
              <text:p text:style-name="P30"><text:span text:style-name="T14">with/</text:span></text:p>
              <text:p text:style-name="P30"><text:span text:style-name="T14">without 3 play</text:span><text:s/><text:span text:style-name="T25">4</text:span></text:p>
            </table:table-cell>
            <table:table-cell table:style-name="Table1.C16" office:value-type="string">
              <text:p text:style-name="P37"><text:span text:style-name="T18">36</text:span></text:p>
            </table:table-cell>
            <table:table-cell table:style-name="Table1.D16" office:value-type="string">
              <text:p text:style-name="P37"><text:span text:style-name="T18">40</text:span></text:p>
            </table:table-cell>
            <table:table-cell table:style-name="Table1.E16" office:value-type="string">
              <text:p text:style-name="P37"><text:span text:style-name="T18">44</text:span></text:p>
            </table:table-cell>
            <table:table-cell table:style-name="Table1.F16" office:value-type="string">
              <text:p text:style-name="P37"><text:span text:style-name="T18">48</text:span></text:p>
            </table:table-cell>
            <table:table-cell table:style-name="Table1.G16" office:value-type="string">
              <text:p text:style-name="P37"><text:span text:style-name="T18">96</text:span></text:p>
            </table:table-cell>
          </table:table-row>
          <table:table-row table:style-name="Table1.18">
            <table:table-cell table:style-name="Table1.A18" table:number-columns-spanned="4" office:value-type="string">
              <table:table table:is-sub-table="true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row table:style-name="Table1.6">
                  <table:table-cell table:style-name="Table1.A6" office:value-type="string">
                    <text:p text:style-name="P33"><text:span text:style-name="T16">♣</text:span></text:p>
                  </table:table-cell>
                  <table:table-cell table:style-name="Table1.B6" office:value-type="string">
                    <text:p text:style-name="P33"><text:span text:style-name="T16">♠</text:span></text:p>
                  </table:table-cell>
                  <table:table-cell table:style-name="Table1.C6" office:value-type="string">
                    <text:p text:style-name="P33"><text:span text:style-name="T16">♥</text:span></text:p>
                  </table:table-cell>
                  <table:table-cell table:style-name="Table1.D6" office:value-type="string">
                    <text:p text:style-name="P33"><text:span text:style-name="T16">♦</text:span></text:p>
                  </table:table-cell>
                </table:table-row>
                <table:table-row table:style-name="Table1.7">
                  <table:table-cell table:style-name="Table1.A7" office:value-type="string">
                    <text:p text:style-name="P34"><text:span text:style-name="T16">–</text:span></text:p>
                  </table:table-cell>
                  <table:table-cell table:style-name="Table1.B7" office:value-type="string">
                    <text:p text:style-name="P34"><text:span text:style-name="T16">–</text:span></text:p>
                  </table:table-cell>
                  <table:table-cell table:style-name="Table1.C7" office:value-type="string">
                    <text:p text:style-name="P34"><text:span text:style-name="T16">–</text:span></text:p>
                  </table:table-cell>
                  <table:table-cell table:style-name="Table1.D7" office:value-type="string">
                    <text:p text:style-name="P34"><text:span text:style-name="T16">–</text:span>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table-cell table:style-name="Table1.B18" office:value-type="string">
              <text:p text:style-name="P30"><text:span text:style-name="T14">with/</text:span></text:p>
              <text:p text:style-name="P30"><text:span text:style-name="T14">without 4 play</text:span><text:s/><text:span text:style-name="T25">5</text:span></text:p>
            </table:table-cell>
            <table:table-cell table:style-name="Table1.C18" office:value-type="string">
              <text:p text:style-name="P37"><text:span text:style-name="T18">45</text:span></text:p>
            </table:table-cell>
            <table:table-cell table:style-name="Table1.D18" office:value-type="string">
              <text:p text:style-name="P37"><text:span text:style-name="T18">50</text:span></text:p>
            </table:table-cell>
            <table:table-cell table:style-name="Table1.E18" office:value-type="string">
              <text:p text:style-name="P37"><text:span text:style-name="T18">55</text:span></text:p>
            </table:table-cell>
            <table:table-cell table:style-name="Table1.F18" office:value-type="string">
              <text:p text:style-name="P37"><text:span text:style-name="T18">60</text:span></text:p>
            </table:table-cell>
            <table:table-cell table:style-name="Table1.G18" office:value-type="string">
              <text:p text:style-name="P37"><text:span text:style-name="T18">120</text:span></text:p>
            </table:table-cell>
          </table:table-row>
        </table:table>
      </text:section>
      <text:section text:style-name="Sect6" text:name="Section6"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Droid Sans Devanagari" svg:font-family="Droid Sans Devanagari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 style:font-family-generic="roman"/>
    <style:font-face style:name="Noto Serif CJK SC" svg:font-family="Noto Serif CJK SC" style:font-family-generic="roman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1pt" fo:language="de" fo:country="de" style:font-name-asian="Noto Serif CJK SC" style:font-size-asian="10.5pt" style:language-asian="zh" style:country-asian="cn" style:font-name-complex="Droid Sans Devanagari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1pt" fo:language="de" fo:country="de" style:font-name-asian="Noto Serif CJK SC" style:font-size-asian="10.5pt" style:language-asian="zh" style:country-asian="cn" style:font-name-complex="Droid Sans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1pt" fo:font-weight="normal" fo:font-style="normal" fo:language="de" fo:country="de" style:font-name-asian="Noto Serif CJK SC" style:font-size-asian="10.5pt" style:font-weight-asian="normal" style:font-style-asian="normal" style:language-asian="zh" style:country-asian="cn" style:font-name-complex="Droid Sans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Noto Sans CJK SC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" style:display-name="List" style:family="paragraph" style:parent-style-name="Text_20_body">
      <style:paragraph-properties text:number-lines="true"/>
      <style:text-properties fo:font-size="12pt"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ize="12pt"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fo:font-size="12pt" style:font-size-asian="12pt"/>
    </style:style>
    <style:style style:name="Table_20_Contents" style:display-name="Table Contents" style:family="paragraph" style:parent-style-name="Standard">
      <style:paragraph-properties text:number-lines="true"/>
    </style:style>
    <style:style style:name="Table_20_Heading" style:display-name="Table Heading" style:family="paragraph" style:parent-style-name="Table_20_Contents">
      <style:paragraph-properties fo:text-align="center" text:number-lines="true"/>
      <style:text-properties fo:font-weight="bold" style:font-weight-asian="bold" style:font-weight-complex="bold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Sect4" style:family="section">
      <style:section-properties/>
    </style:style>
    <style:style style:name="Sect5" style:family="section">
      <style:section-properties/>
    </style:style>
    <style:style style:name="Sect6" style:family="section">
      <style:section-properties/>
    </style:style>
    <style:page-layout style:name="pm1">
      <style:page-layout-properties fo:page-width="21.594cm" fo:page-height="35.565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Johannes Wuelk</meta:initial-creator>
    <meta:creation-date>2021-02-20T19:07:35</meta:creation-date>
    <dc:creator>Johannes Wuelk</dc:creator>
    <dc:date>2021-02-21T21:46:55</dc:date>
    <meta:print-date>2021-02-21T21:45:15</meta:print-date>
  </office:meta>
</office:document-meta>
</file>